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n = 2/3 n</text:p>
          </table:table-cell>
          <table:table-cell table:style-name="ce1" office:value-type="string" calcext:value-type="string">
            <text:p>Gain 1 OK</text:p>
          </table:table-cell>
          <table:table-cell table:style-name="ce1" office:value-type="string" calcext:value-type="string">
            <text:p>Gain 16 OK</text:p>
          </table:table-cell>
          <table:table-cell table:style-name="ce1"/>
          <table:table-cell table:style-name="ce1" office:value-type="string" calcext:value-type="string">
            <text:p>gainUpgra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00" calcext:value-type="float">
            <text:p>4900</text:p>
          </table:table-cell>
          <table:table-cell table:formula="of:=2/3*[.B2]" office:value-type="float" office:value="3266.66666666667" calcext:value-type="float">
            <text:p>3266.6666666667</text:p>
          </table:table-cell>
          <table:table-cell table:formula="of:=[.C2]*[.$A$2]/[.A2]" office:value-type="float" office:value="3266.66666666667" calcext:value-type="float">
            <text:p>3266.6666666667</text:p>
          </table:table-cell>
          <table:table-cell table:formula="of:=[.D2]/16" office:value-type="float" office:value="204.166666666667" calcext:value-type="float">
            <text:p>204.1666666667</text:p>
          </table:table-cell>
          <table:table-cell/>
          <table:table-cell table:formula="of:=[.B2]/16/3*2" office:value-type="float" office:value="204.166666666667" calcext:value-type="float">
            <text:p>204.1666666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7000" calcext:value-type="float">
            <text:p>37000</text:p>
          </table:table-cell>
          <table:table-cell table:formula="of:=2/3*[.B3]" office:value-type="float" office:value="24666.6666666667" calcext:value-type="float">
            <text:p>24666.6666666667</text:p>
          </table:table-cell>
          <table:table-cell table:formula="of:=[.C3]*[.$A$2]/[.A3]" office:value-type="float" office:value="3349.79423868313" calcext:value-type="float">
            <text:p>3349.7942386831</text:p>
          </table:table-cell>
          <table:table-cell table:formula="of:=[.D3]/16" office:value-type="float" office:value="209.362139917695" calcext:value-type="float">
            <text:p>209.3621399177</text:p>
          </table:table-cell>
          <table:table-cell/>
          <table:table-cell table:formula="of:=[.B3]/16/3*2" office:value-type="float" office:value="1541.66666666667" calcext:value-type="float">
            <text:p>1541.666666666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5535" calcext:value-type="float">
            <text:p>65535</text:p>
          </table:table-cell>
          <table:table-cell table:formula="of:=2/3*[.B4]" office:value-type="float" office:value="43690" calcext:value-type="float">
            <text:p>43690</text:p>
          </table:table-cell>
          <table:table-cell table:formula="of:=[.C4]*[.$A$2]/[.A4]" office:value-type="float" office:value="1492.51552795031" calcext:value-type="float">
            <text:p>1492.5155279503</text:p>
          </table:table-cell>
          <table:table-cell table:formula="of:=[.D4]/16" office:value-type="float" office:value="93.2822204968944" calcext:value-type="float">
            <text:p>93.2822204969</text:p>
          </table:table-cell>
          <table:table-cell/>
          <table:table-cell table:formula="of:=[.B4]/16/3*2" office:value-type="float" office:value="2730.625" calcext:value-type="float">
            <text:p>2730.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20:13:21.761980360</meta:creation-date>
    <dc:date>2016-09-07T21:39:27.758485157</dc:date>
    <meta:editing-duration>PT45M51S</meta:editing-duration>
    <meta:editing-cycles>3</meta:editing-cycles>
    <meta:generator>LibreOffice/4.3.3.2$Linux_x86 LibreOffice_project/430m0$Build-2</meta:generator>
    <meta:document-statistic meta:table-count="1" meta:cell-count="24" meta:object-count="0"/>
  </office:meta>
</office:document-meta>
</file>